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SourceInspecto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SourceInspector.XPathSourceInsp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PathSourceInspector.handlesProperty( String namespac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SourceInspector.getValidity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SourceInspector.parameterize( Parameter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athSourceInspector.getSourceProperties( Sourc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athSourceInspector.getSourceProperty( Source source , String namespace , String nam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41">
            <text:p text:style-name="Table_20_Contents">4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